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к происходит линеаризация заданной системы уравнений? </text:p>
      <text:p text:style-name="Standard">В точке М0 мы находим частные производные рассматриваемых функций, а также их значения. Из этих значений составляем следующую систему линейных уравнений: </text:p>
      <text:p text:style-name="P1"/>
      <text:p text:style-name="P1">Какие ограничения при этом учитываются? </text:p>
      <text:p text:style-name="Standard">Точка М0 должна находиться достаточно близко к точке решения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1T23:00:39.349000000</dc:date>
    <meta:editing-duration>PT2M15S</meta:editing-duration>
    <meta:editing-cycles>1</meta:editing-cycles>
    <meta:document-statistic meta:table-count="0" meta:image-count="0" meta:object-count="0" meta:page-count="1" meta:paragraph-count="4" meta:word-count="41" meta:character-count="311" meta:non-whitespace-character-count="270"/>
    <meta:generator>LibreOffice/7.4.3.2$Windows_X86_64 LibreOffice_project/1048a8393ae2eeec98dff31b5c133c5f1d08b890</meta:generator>
  </office:meta>
</office:document-meta>
</file>